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_result_fault_free" table:style-name="ta1">
        <table:shapes>
          <draw:frame draw:z-index="0" draw:style-name="gr1" draw:text-style-name="P1" svg:width="159.99mm" svg:height="89.99mm" svg:x="91.12mm" svg:y="1mm">
            <loext:p draw:notify-on-update-of-ranges="sim_result_fault_free.A1:sim_result_fault_free.A1 sim_result_fault_free.A2:sim_result_fault_free.A12 sim_result_fault_free.C1:sim_result_fault_free.C1 sim_result_fault_free.C2:sim_result_fault_free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ame Size</text:p>
          </table:table-cell>
          <table:table-cell office:value-type="string" calcext:value-type="string">
            <text:p>Fault Rate (in M faults)</text:p>
          </table:table-cell>
          <table:table-cell office:value-type="string" calcext:value-type="string">
            <text:p>Average Latenc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10.11" calcext:value-type="float">
            <text:p>710,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1.11" calcext:value-type="float">
            <text:p>451,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14.5" calcext:value-type="float">
            <text:p>414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5.85" calcext:value-type="float">
            <text:p>385,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58.09" calcext:value-type="float">
            <text:p>358,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33.24" calcext:value-type="float">
            <text:p>333,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349.43" calcext:value-type="float">
            <text:p>349,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350.35" calcext:value-type="float">
            <text:p>350,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7.69" calcext:value-type="float">
            <text:p>337,6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345.39" calcext:value-type="float">
            <text:p>345,3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358.76" calcext:value-type="float">
            <text:p>358,76</text:p>
          </table:table-cell>
        </table:table-row>
      </table:table>
      <table:named-expressions/>
      <table:database-ranges>
        <table:database-range table:name="__Anonymous_Sheet_DB__0" table:target-range-address="sim_result_fault_free.A1:sim_result_fault_free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9:29:35.729823503</dc:date>
    <meta:editing-duration>PT5M15S</meta:editing-duration>
    <meta:editing-cycles>1</meta:editing-cycles>
    <meta:document-statistic meta:table-count="1" meta:cell-count="3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4.201cm" style:legend-expansion="high" chart:style-name="ch2"/>
        <chart:plot-area chart:style-name="ch3" table:cell-range-address="sim_result_fault_free.A1:sim_result_fault_free.A12 sim_result_fault_free.C1:sim_result_fault_free.C12" chart:data-source-has-labels="row" svg:x="0.32cm" svg:y="0.18cm" svg:width="11.45cm" svg:height="8.64cm">
          <chartooo:coordinate-region svg:x="1.127cm" svg:y="0.379cm" svg:width="10.271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_result_fault_free.C2:sim_result_fault_free.C12" chart:label-cell-address="sim_result_fault_free.C1:sim_result_fault_free.C1" chart:class="chart:scatter">
            <chart:domain table:cell-range-address="sim_result_fault_free.A2:sim_result_fault_free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Latency</text:p>
                <draw:g>
                  <svg:desc>sim_result_fault_free.C1:sim_result_fault_fre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im_result_fault_free.A2:sim_result_fault_free.A12</svg:desc>
                </draw:g>
              </table:table-cell>
              <table:table-cell office:value-type="float" office:value="710.11">
                <text:p>710.11</text:p>
                <draw:g>
                  <svg:desc>sim_result_fault_free.C2:sim_result_fault_free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51.11">
                <text:p>45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85.85">
                <text:p>38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58.09">
                <text:p>358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333.24">
                <text:p>333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349.43">
                <text:p>349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  <table:table-cell office:value-type="float" office:value="350.35">
                <text:p>350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337.69">
                <text:p>337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">
                <text:p>850</text:p>
              </table:table-cell>
              <table:table-cell office:value-type="float" office:value="345.39">
                <text:p>345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0">
                <text:p>1050</text:p>
              </table:table-cell>
              <table:table-cell office:value-type="float" office:value="358.76">
                <text:p>358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